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 style:writing-mode="lr-tb"/>
    </style:style>
    <style:style style:name="P2" style:family="paragraph" style:parent-style-name="Standard">
      <style:paragraph-properties fo:margin-left="1.27cm" fo:margin-right="0cm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1.27cm" fo:margin-right="0cm" fo:text-indent="0cm" style:auto-text-indent="false" fo:break-before="auto" fo:break-after="auto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4" style:family="paragraph" style:parent-style-name="Standard">
      <style:paragraph-properties fo:margin-left="0cm" fo:margin-right="0cm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6" style:family="paragraph" style:parent-style-name="Standard">
      <style:paragraph-properties fo:break-before="auto" fo:break-after="auto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7" style:family="paragraph" style:parent-style-name="Standard">
      <style:paragraph-properties fo:break-before="auto" fo:break-after="auto" style:writing-mode="lr-tb"/>
      <style:text-properties style:font-name="Verdana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P8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9" style:family="paragraph" style:parent-style-name="Standard">
      <style:paragraph-properties fo:margin-left="0cm" fo:margin-right="0cm" fo:margin-top="0cm" fo:margin-bottom="0cm" fo:line-height="115%" fo:text-align="start" style:justify-single-word="false" fo:text-indent="1.27cm" style:auto-text-indent="false" fo:break-before="auto" fo:break-after="auto" style:writing-mode="lr-tb"/>
      <style:text-properties style:font-name="Verdana" fo:font-size="12pt" fo:font-style="italic" style:font-name-asian="Verdana" style:font-size-asian="12pt" style:font-style-asian="italic" style:font-name-complex="Verdana" style:font-size-complex="12pt" style:font-style-complex="italic"/>
    </style:style>
    <style:style style:name="P10" style:family="paragraph" style:parent-style-name="Heading_20_1" style:master-page-name="Standard">
      <style:paragraph-properties fo:margin-top="0.847cm" fo:margin-bottom="0.212cm" style:page-number="auto" fo:break-before="auto" fo:break-after="auto" style:writing-mode="lr-tb"/>
    </style:style>
    <style:style style:name="T1" style:family="text">
      <style:text-properties style:font-name="Verdana" fo:font-size="16pt" style:font-name-asian="Verdana" style:font-size-asian="16pt" style:font-name-complex="Verdana" style:font-size-complex="16pt"/>
    </style:style>
    <style:style style:name="T2" style:family="text">
      <style:text-properties style:font-name="Verdana" fo:font-size="12pt" style:font-name-asian="Verdana" style:font-size-asian="12pt" style:font-name-complex="Verdana" style:font-size-complex="12pt"/>
    </style:style>
    <style:style style:name="T3" style:family="text">
      <style:text-properties style:font-name="Verdana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T4" style:family="text">
      <style:text-properties style:font-name="Verdana" fo:font-size="12pt" fo:font-style="italic" style:font-name-asian="Verdana" style:font-size-asian="12pt" style:font-style-asian="italic" style:font-name-complex="Verdana" style:font-size-complex="12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0"><text:span text:style-name="T1">Meeting</text:span><text:span text:style-name="T1"> </text:span><text:span text:style-name="T1">Agenda</text:span></text:h>
      <text:p text:style-name="P1"><text:span text:style-name="T2">Location</text:span><text:span text:style-name="T2">: </text:span><text:span text:style-name="T2">Chalmers</text:span><text:span text:style-name="T2"> </text:span></text:p>
      <text:p text:style-name="P1"><text:span text:style-name="T3">Date</text:span><text:span text:style-name="T3">: 19-04-12</text:span></text:p>
      <text:p text:style-name="P1"><text:span text:style-name="T2">Time</text:span><text:span text:style-name="T2">:11:#931902</text:span></text:p>
      <text:p text:style-name="P1"><text:span text:style-name="T2">Facilitator</text:span><text:span text:style-name="T2">: </text:span><text:span text:style-name="T4">Johannes</text:span><text:span text:style-name="T4"> </text:span><text:span text:style-name="T4">Wikner</text:span></text:p>
      <text:p text:style-name="P1"><text:span text:style-name="T2">Participants</text:span><text:span text:style-name="T2">: </text:span><text:span text:style-name="T2">Anton</text:span><text:span text:style-name="T2"> </text:span><text:span text:style-name="T2">Lindgren</text:span><text:span text:style-name="T2">, </text:span><text:span text:style-name="T2">Johannes</text:span><text:span text:style-name="T2"> </text:span><text:span text:style-name="T2">Wikner</text:span><text:span text:style-name="T2">, </text:span><text:span text:style-name="T2">Victor</text:span><text:span text:style-name="T2"> </text:span><text:span text:style-name="T2">Lindhé</text:span><text:span text:style-name="T2">, </text:span><text:span text:style-name="T2">John</text:span><text:span text:style-name="T2"> </text:span><text:span text:style-name="T2">Hult</text:span></text:p>
      <text:p text:style-name="P6"><text:tab/></text:p>
      <text:p text:style-name="P1"><text:span text:style-name="T3">Objectives</text:span><text:span text:style-name="T3"> (5 </text:span><text:span text:style-name="T3">min</text:span><text:span text:style-name="T3">)</text:span></text:p>
      <text:p text:style-name="P1"><text:span text:style-name="T2"><text:tab/></text:span><text:span text:style-name="T2">Physics</text:span><text:span text:style-name="T2">..</text:span></text:p>
      <text:p text:style-name="P1"><text:span text:style-name="T3">Reports</text:span><text:span text:style-name="T3"> (15 </text:span><text:span text:style-name="T3">min</text:span><text:span text:style-name="T3">)</text:span></text:p>
      <text:p text:style-name="P2"><text:span text:style-name="T2">Physics</text:span><text:span text:style-name="T2"> </text:span><text:span text:style-name="T2">not</text:span><text:span text:style-name="T2"> </text:span><text:span text:style-name="T2">done</text:span><text:span text:style-name="T2">.</text:span></text:p>
      <text:p text:style-name="P1"><text:span text:style-name="T3">Discussion</text:span><text:span text:style-name="T3"> </text:span><text:span text:style-name="T3">items</text:span><text:span text:style-name="T3"> (35 </text:span><text:span text:style-name="T3">min</text:span><text:span text:style-name="T3">)</text:span></text:p>
      <text:p text:style-name="P4"><text:span text:style-name="T2"><text:tab/>Physics, Collisions </text:span></text:p>
      <text:p text:style-name="P4"><text:span text:style-name="T2"><text:tab/></text:span><text:span text:style-name="T2">Next</text:span><text:span text:style-name="T2"> </text:span><text:span text:style-name="T2">Usecases</text:span></text:p>
      <text:p text:style-name="P4"><text:span text:style-name="T2"><text:tab/></text:span><text:span text:style-name="T2">Lets</text:span><text:span text:style-name="T2"> </text:span><text:span text:style-name="T2">count</text:span><text:span text:style-name="T2"> </text:span><text:span text:style-name="T2">remaining</text:span><text:span text:style-name="T2"> </text:span><text:span text:style-name="T2">weeks</text:span><text:span text:style-name="T2"> </text:span><text:span text:style-name="T2">and</text:span><text:span text:style-name="T2"> </text:span><text:span text:style-name="T2">code</text:span><text:span text:style-name="T2"> </text:span><text:span text:style-name="T2">not</text:span><text:span text:style-name="T2"> </text:span><text:span text:style-name="T2">implemented</text:span><text:span text:style-name="T2"> </text:span><text:span text:style-name="T2">yet</text:span><text:span text:style-name="T2">. </text:span><text:span text:style-name="T2">Try</text:span><text:span text:style-name="T2"> </text:span><text:span text:style-name="T2">to</text:span><text:span text:style-name="T2"> </text:span><text:span text:style-name="T2">estimate</text:span><text:span text:style-name="T2"> </text:span><text:span text:style-name="T2">how</text:span><text:span text:style-name="T2"> </text:span><text:span text:style-name="T2">much</text:span><text:span text:style-name="T2"> </text:span><text:span text:style-name="T2">time</text:span><text:span text:style-name="T2"> </text:span></text:p>
      <text:p text:style-name="P5"><text:span text:style-name="T2"><text:tab/></text:span><text:span text:style-name="T2">we</text:span><text:span text:style-name="T2"> </text:span><text:span text:style-name="T2">neet</text:span><text:span text:style-name="T2"> </text:span><text:span text:style-name="T2">to</text:span><text:span text:style-name="T2"> </text:span><text:span text:style-name="T2">spend</text:span><text:span text:style-name="T2">.</text:span></text:p>
      <text:p text:style-name="P5"><text:span text:style-name="T2"><text:tab/></text:span><text:span text:style-name="T2">Battlefield</text:span><text:span text:style-name="T2">? </text:span><text:span text:style-name="T2">Fog</text:span><text:span text:style-name="T2">? </text:span><text:span text:style-name="T2">Or</text:span><text:span text:style-name="T2"> </text:span><text:span text:style-name="T2">just</text:span><text:span text:style-name="T2"> </text:span><text:span text:style-name="T2">let</text:span><text:span text:style-name="T2"> </text:span><text:span text:style-name="T2">it</text:span><text:span text:style-name="T2"> </text:span><text:span text:style-name="T2">cover</text:span><text:span text:style-name="T2"> </text:span><text:span text:style-name="T2">whole</text:span><text:span text:style-name="T2"> </text:span><text:span text:style-name="T2">screen</text:span><text:span text:style-name="T2">. </text:span><text:span text:style-name="T2">Btw</text:span><text:span text:style-name="T2"> </text:span><text:span text:style-name="T2">changed</text:span><text:span text:style-name="T2"> </text:span><text:span text:style-name="T2">size</text:span><text:span text:style-name="T2"> </text:span><text:span text:style-name="T2">to</text:span><text:span text:style-name="T2"> </text:span><text:span text:style-name="T2">vector</text:span><text:span text:style-name="T2"> </text:span><text:span text:style-name="T2">but</text:span><text:span text:style-name="T2"> </text:span><text:span text:style-name="T2">didnt</text:span><text:span text:style-name="T2"> </text:span><text:span text:style-name="T2">push</text:span><text:span text:style-name="T2"> </text:span><text:span text:style-name="T2">it</text:span><text:span text:style-name="T2">. <text:tab/></text:span><text:span text:style-name="T2">we</text:span><text:span text:style-name="T2"> </text:span><text:span text:style-name="T2">should</text:span><text:span text:style-name="T2"> </text:span><text:span text:style-name="T2">have</text:span><text:span text:style-name="T2"> </text:span><text:span text:style-name="T2">visaulisable</text:span><text:span text:style-name="T2"> </text:span><text:span text:style-name="T2">size</text:span><text:span text:style-name="T2"> </text:span><text:span text:style-name="T2">as</text:span><text:span text:style-name="T2"> </text:span><text:span text:style-name="T2">vector</text:span><text:span text:style-name="T2">.</text:span></text:p>
      <text:p text:style-name="P8"><text:tab/></text:p>
      <text:p text:style-name="P3"/>
      <text:p text:style-name="P3"/>
      <text:p text:style-name="P5"><text:span text:style-name="T3">Outcomes</text:span><text:span text:style-name="T3"> </text:span><text:span text:style-name="T3">and</text:span><text:span text:style-name="T3"> </text:span><text:span text:style-name="T3">assignments</text:span><text:span text:style-name="T3"> (5 </text:span><text:span text:style-name="T3">min</text:span><text:span text:style-name="T3">)</text:span></text:p>
      <text:p text:style-name="P9">.</text:p>
      <text:p text:style-name="P1"><text:span text:style-name="T3">Wrap</text:span><text:span text:style-name="T3"> </text:span><text:span text:style-name="T3">up</text:span></text:p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Default_20_Paragraph_20_Font" style:display-name="Default Paragraph Font" style:family="text"/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602</meta:generator>
    <dc:title/>
    <meta:initial-creator/>
    <dc:creator>Johannes Wikner</dc:creator>
    <meta:editing-cycles>2</meta:editing-cycles>
    <meta:document-statistic meta:table-count="0" meta:image-count="0" meta:object-count="0" meta:page-count="1" meta:paragraph-count="22" meta:word-count="89" meta:character-count="575" meta:non-whitespace-character-count="492"/>
    <dc:date>2012-04-24T12:03:04</dc:date>
    <meta:editing-duration>PT27S</meta:editing-duration>
  </office:meta>
</office:document-meta>
</file>